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a7e6"/>
    </style:style>
    <style:style style:name="P2" style:family="paragraph" style:parent-style-name="Standard">
      <style:text-properties officeooo:paragraph-rsid="000f2952"/>
    </style:style>
    <style:style style:name="P3" style:family="paragraph" style:parent-style-name="Standard">
      <style:text-properties officeooo:paragraph-rsid="0011e55e"/>
    </style:style>
    <style:style style:name="P4" style:family="paragraph" style:parent-style-name="Standard">
      <style:text-properties officeooo:rsid="000da7e6" officeooo:paragraph-rsid="000f2952"/>
    </style:style>
    <style:style style:name="P5" style:family="paragraph" style:parent-style-name="Standard">
      <style:text-properties officeooo:rsid="0011e55e" officeooo:paragraph-rsid="0011e55e"/>
    </style:style>
    <style:style style:name="T1" style:family="text">
      <style:text-properties officeooo:rsid="0009a74e"/>
    </style:style>
    <style:style style:name="T2" style:family="text">
      <style:text-properties officeooo:rsid="000b609c"/>
    </style:style>
    <style:style style:name="T3" style:family="text">
      <style:text-properties officeooo:rsid="000c328b"/>
    </style:style>
    <style:style style:name="T4" style:family="text">
      <style:text-properties officeooo:rsid="000da7e6"/>
    </style:style>
    <style:style style:name="T5" style:family="text">
      <style:text-properties officeooo:rsid="000f2952"/>
    </style:style>
    <style:style style:name="T6" style:family="text">
      <style:text-properties officeooo:rsid="001049d4"/>
    </style:style>
    <style:style style:name="T7" style:family="text">
      <style:text-properties officeooo:rsid="0011e55e"/>
    </style:style>
    <style:style style:name="T8" style:family="text">
      <style:text-properties officeooo:rsid="0012aa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rray slice: </text:p>
      <text:p text:style-name="Standard"/>
      <text:p text:style-name="Standard">Khai báo mảng: </text:p>
      <text:p text:style-name="Standard">VD: C1. pointStudent1 :<text:span text:style-name="T1">= [...]int(1, 2, 3, 4)</text:span></text:p>
      <text:p text:style-name="Standard"><text:s text:c="8"/>C2. var points <text:span text:style-name="T1">[3]int</text:span></text:p>
      <text:p text:style-name="Standard"><text:tab/> <text:s text:c="3"/>points[1] <text:span text:style-name="T1">= 10 // print ra [0,10,0]</text:span></text:p>
      <text:p text:style-name="Standard"/>
      <text:p text:style-name="Standard"/>
      <text:p text:style-name="Standard">Phương thức len: <text:s/>đo chiều dài mảng. VD: fmt.Print(len(points<text:span text:style-name="T1">))</text:span></text:p>
      <text:p text:style-name="Standard"/>
      <text:p text:style-name="Standard">Tạo ra 1 bảng sao của mảng. Vd: a :<text:span text:style-name="T2">= [3]int</text:span><text:span text:style-name="T6">{</text:span><text:span text:style-name="T2">2,5,10</text:span><text:span text:style-name="T6">}</text:span></text:p>
      <text:p text:style-name="Standard"><text:tab/><text:tab/><text:tab/><text:tab/><text:tab/>b :<text:span text:style-name="T2">= a</text:span></text:p>
      <text:p text:style-name="Standard"><text:tab/><text:tab/><text:span text:style-name="T2">=&gt; b = [2,5,10] , thay đổi b thì a không thay đổi, b và a là 2 vùng nhớ khác nhau</text:span></text:p>
      <text:p text:style-name="Standard"/>
      <text:p text:style-name="Standard">tạo ra biến con trỏ b trỏ đến vùng nhớ của a: b :<text:span text:style-name="T2">= &amp;a</text:span></text:p>
      <text:p text:style-name="Standard"><text:tab/><text:tab/></text:p>
      <text:p text:style-name="Standard"><text:tab/><text:tab/><text:span text:style-name="T2">=&gt; lúc này b là biến con trỏ. không còn kiểu mảng nữa. THay đổi b thì a cũng thay đổi</text:span></text:p>
      <text:p text:style-name="Standard"/>
      <text:p text:style-name="Standard">Slice: Mang tất cả tính chất mảng nhưng slice có kích thước đọc</text:p>
      <text:p text:style-name="Standard"/>
      <text:p text:style-name="Standard">Khai báo Slice: <text:s/>a:<text:span text:style-name="T2">= <text:s/>[]{2, 5 ,10} //Không điền gì vào []</text:span></text:p>
      <text:p text:style-name="Standard"/>
      <text:p text:style-name="Standard">tạo ra 1 bảng sao của slice là trỏ đến slice đó: Vd: <text:s/>b :<text:span text:style-name="T3">= a // <text:s/>thay đổi b thì cũng thay đổi a</text:span></text:p>
      <text:p text:style-name="Standard"/>
      <text:p text:style-name="Standard">cap: là sức chứa của slice đó. cap tính vị trí cuối: vd: e :<text:span text:style-name="T5">= a[3:5] có cap bằng 3 vì từ 3 đến 6 có đến 3 giá trị</text:span></text:p>
      <text:p text:style-name="Standard">len: chiều dài của slice đó</text:p>
      <text:p text:style-name="Standard"/>
      <text:p text:style-name="Standard">cắt 1 slice: VD: a :<text:span text:style-name="T4">= []int{1,2,3,4,5,6}</text:span></text:p>
      <text:p text:style-name="Standard"><text:tab/><text:tab/>b :<text:span text:style-name="T4">= a[:] // trả lại slice [1, 2, 3, 4, 5, 6] giống a có len: 6 cap: 6</text:span></text:p>
      <text:p text:style-name="P1"><text:tab/><text:tab/>c :<text:span text:style-name="T4">= a[3:] // trả lại 1 slice [4,5,6] len:3 cap:3</text:span></text:p>
      <text:p text:style-name="P4"><text:tab/><text:tab/>d := <text:s/>a[:5] // trả lại 1 slice[1,2,3,4,5] có len:5 cap:6</text:p>
      <text:p text:style-name="P2"><text:span text:style-name="T4"><text:tab/><text:tab/>e :</text:span><text:span text:style-name="T5">= a[3:5] // trả lại 1 slice[4,5] có len:2 và cap:3</text:span></text:p>
      <text:p text:style-name="P2"/>
      <text:p text:style-name="P2">phương thức make và append:</text:p>
      <text:p text:style-name="P2"/>
      <text:p text:style-name="P2"><text:tab/>make: VD: a :<text:span text:style-name="T6">= make([]int, 10) // 1 slice với cap là 10</text:span></text:p>
      <text:p text:style-name="P2"><text:tab/><text:tab/><text:tab/> <text:s/>make(<text:span text:style-name="T6">[]int, 10, 20) // 1slice với cap là 10 và len là 20</text:span></text:p>
      <text:p text:style-name="P2"><text:tab/></text:p>
      <text:p text:style-name="P2"><text:tab/></text:p>
      <text:p text:style-name="P3"><text:tab/>append: VD: a <text:span text:style-name="T7">= append(a,1) // có chiều dài là 1 giá trị là 1 và cap là 1</text:span></text:p>
      <text:p text:style-name="P5"><text:tab/><text:tab/><text:tab/>a = append(a,2) // thêm 1 phần tử 2 vào với giá trị là 1 thay đổi <text:s/>chiều dài và cap + thêm 1</text:p>
      <text:p text:style-name="P5"><text:tab/><text:tab/><text:tab/>nếu append(a,3,4,5,6) // Thêm nhiều phần tử vào tuy nhiên chiều dài thay đổi bằng số phần tử thêm vào nhưng cap lai nhiêu hơn 1</text:p>
      <text:p text:style-name="P3"><text:tab/><text:tab/><text:tab/>a <text:span text:style-name="T7">= append(a, []int{2,3,4,5,6,7}…) // thêm vào 1 slice</text:span></text:p>
      <text:p text:style-name="P5"><text:tab/><text:tab/><text:tab/></text:p>
      <text:p text:style-name="P5"><text:tab/><text:tab/><text:tab/>Có thể dùng append slice để thực hiện hóa cấu trúc 1 stack và hàng đợi</text:p>
      <text:p text:style-name="P3"/>
      <text:p text:style-name="P5">VD: a := []int{1,2,3,4,5,6}</text:p>
      <text:p text:style-name="P3"/>
      <text:p text:style-name="P5"><text:soft-page-break/>b := a[1:] <text:s/>xóa phần tử đầu thành 1 stack</text:p>
      <text:p text:style-name="P3"/>
      <text:p text:style-name="P3">b :<text:span text:style-name="T8">= a[5:] xóa phần tử cuối thành 1 queue</text:span></text:p>
      <text:p text:style-name="P3"/>
      <text:p text:style-name="P3">b :<text:span text:style-name="T8">= append(a, a[1:3]…) xóa phần tử giữa nhựng sẽ ảnh hưởng tới a mà b trỏ tới</text:span></text:p>
      <text:p text:style-name="P3"/>
      <text:p text:style-name="P3">nên nếu xóa phần tử ở giữa thì dùng f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20:24:09.496671164</meta:creation-date>
    <dc:date>2021-09-06T09:23:46.533724527</dc:date>
    <meta:editing-duration>PT6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429" meta:character-count="1927" meta:non-whitespace-character-count="1466"/>
  </office:meta>
</office:document-meta>
</file>